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0pt" fo:font-weight="normal" style:font-size-asian="10pt" style:font-weight-asian="normal" style:font-size-complex="10pt"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paragraph-properties fo:text-align="justify" style:justify-single-word="false"/>
      <style:text-properties fo:font-size="12pt" style:text-underline-style="none" style:font-size-asian="12pt" style:font-size-complex="12pt"/>
    </style:style>
    <style:style style:name="P5" style:family="paragraph" style:parent-style-name="Standard">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8" style:family="paragraph" style:parent-style-name="Standard">
      <style:text-properties style:text-underline-style="none"/>
    </style:style>
    <style:style style:name="P9" style:family="paragraph" style:parent-style-name="Standard">
      <style:text-properties fo:font-size="14pt" style:text-underline-style="solid" style:text-underline-width="auto" style:text-underline-color="font-color" style:font-size-asian="14pt" style:font-size-complex="14pt"/>
    </style:style>
    <style:style style:name="P10"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11" style:family="paragraph" style:parent-style-name="Standard">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Arial" fo:font-size="10pt" style:font-size-asian="10pt" style:font-size-complex="10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list-style-name="L1">
      <style:paragraph-properties fo:text-align="justify" style:justify-single-word="false"/>
      <style:text-properties style:font-name="Arial" fo:font-size="10pt" style:font-size-asian="10pt" style:font-size-complex="10pt"/>
    </style:style>
    <style:style style:name="P16" style:family="paragraph" style:parent-style-name="Standard" style:list-style-name="L2">
      <style:text-properties fo:font-size="12pt" style:text-underline-style="none" style:font-size-asian="12pt" style:font-size-complex="12pt"/>
    </style:style>
    <style:style style:name="P17" style:family="paragraph" style:parent-style-name="Standard" style:list-style-name="L3">
      <style:text-properties fo:font-size="12pt" style:text-underline-style="none" style:font-size-asian="12pt" style:font-size-complex="12pt"/>
    </style:style>
    <style:style style:name="P18" style:family="paragraph" style:parent-style-name="Text_20_body" style:list-style-name="L1">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20" style:family="paragraph" style:parent-style-name="Text_20_body" style:list-style-name="L1">
      <style:paragraph-properties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ASQUET Alizée</text:p>
      <text:p text:style-name="P6">UZAN Lucas</text:p>
      <text:p text:style-name="P6">SOTO Sébastien</text:p>
      <text:p text:style-name="P6">DUPONT Ivan</text:p>
      <text:p text:style-name="P6">S2C1</text:p>
      <text:p text:style-name="P7"/>
      <text:p text:style-name="P7"/>
      <text:p text:style-name="P7">Compte-rendu complet Golden Century Media</text:p>
      <text:p text:style-name="Standard"/>
      <text:p text:style-name="Standard"/>
      <text:p text:style-name="Standard"/>
      <text:p text:style-name="P10">Ce que nous avions prévu :</text:p>
      <text:p text:style-name="P11"/>
      <text:p text:style-name="P11"/>
      <text:list xml:id="list4930767227199035307" text:style-name="L1">
        <text:list-item>
          <text:p text:style-name="P18">Note de cadrage et cahier des charges.</text:p>
        </text:list-item>
        <text:list-item>
          <text:p text:style-name="P18">Création de l'agence et de son logo.</text:p>
        </text:list-item>
        <text:list-item>
          <text:p text:style-name="P19">Conception et impression de la papeterie (cartes de visites, flyers).</text:p>
        </text:list-item>
        <text:list-item>
          <text:p text:style-name="P19">Réaliser des interviews de professionnels et d'élèves en alternance.</text:p>
        </text:list-item>
        <text:list-item>
          <text:p text:style-name="P19">Réaliser une vidéo pour présenter l'alternance en SRC.</text:p>
        </text:list-item>
        <text:list-item>
          <text:p text:style-name="P19">Mise en place et création du site web dynamique (Contenu, HTML, CSS, etc …)</text:p>
        </text:list-item>
        <text:list-item>
          <text:p text:style-name="P19">Créer et intégrer une musique afin de faire un petit jingle personnalisé à notre projet.</text:p>
        </text:list-item>
        <text:list-item>
          <text:p text:style-name="P18">Présentation du projet réalisé par un diaporama du rendu final du projet.</text:p>
        </text:list-item>
        <text:list-item>
          <text:p text:style-name="P18">Répartir les tâches en attribuant à chacun un rôle précis.</text:p>
        </text:list-item>
        <text:list-item>
          <text:p text:style-name="P18">Définir le chef de projet ainsi que le rôle précis de chacun.</text:p>
        </text:list-item>
        <text:list-item>
          <text:p text:style-name="P18">Déposer l'ensemble du projet sur Redmine.</text:p>
        </text:list-item>
        <text:list-item>
          <text:p text:style-name="P18">Réaliser l'AMDEC, le PERT ainsi que le diagramme de GANT.</text:p>
        </text:list-item>
      </text:list>
      <text:p text:style-name="P1"/>
      <text:p text:style-name="Standard"/>
      <text:p text:style-name="P10">Ce que nous avons réalisé :</text:p>
      <text:p text:style-name="P2"/>
      <text:list xml:id="list35530689" text:continue-numbering="true" text:style-name="L1">
        <text:list-item>
          <text:p text:style-name="P20">Création de l'agence et de son logo.</text:p>
        </text:list-item>
        <text:list-item>
          <text:p text:style-name="P20">Note de cadrage et cahier des charges.</text:p>
        </text:list-item>
        <text:list-item>
          <text:p text:style-name="P20">Mise en place et création du site web dynamique. </text:p>
        </text:list-item>
        <text:list-item>
          <text:p text:style-name="P20">Répartir les tâches en attribuant à chacun un rôle précis.</text:p>
        </text:list-item>
        <text:list-item>
          <text:p text:style-name="P20">Définir le chef de projet.</text:p>
        </text:list-item>
        <text:list-item>
          <text:p text:style-name="P20">Réaliser une vidéo pour présenter l'alternance en SRC.</text:p>
        </text:list-item>
        <text:list-item>
          <text:p text:style-name="P20">Déposer l'ensemble du projet sur Redmine.</text:p>
        </text:list-item>
        <text:list-item>
          <text:p text:style-name="P20">Réaliser l'AMDEC, le PERT ainsi que le diagramme de GANT.</text:p>
        </text:list-item>
      </text:list>
      <text:p text:style-name="Standard"/>
      <text:p text:style-name="Standard"/>
      <text:p text:style-name="Standard"/>
      <text:p text:style-name="Standard"/>
      <text:p text:style-name="Standard"/>
      <text:p text:style-name="Standard"/>
      <text:p text:style-name="P10"><text:soft-page-break/>Explication des écarts entre prévisionnel et réel :</text:p>
      <text:p text:style-name="P2"/>
      <text:p text:style-name="P8">Nous avons manqué de temps ou n'avons pas jugé nécessaire de réaliser les tâches suivantes :</text:p>
      <text:p text:style-name="P8"/>
      <text:list xml:id="list35510046" text:continue-numbering="true" text:style-name="L1">
        <text:list-header>
          <text:p text:style-name="P15">- La papeterie.</text:p>
          <text:p text:style-name="P15"/>
          <text:p text:style-name="P15">- Nous n'avons pas recueilli des témoignages d'étudiants alternants ainsi que le témoignage de professeur et de professionnels.</text:p>
          <text:p text:style-name="P15"/>
        </text:list-header>
      </text:list>
      <text:p text:style-name="P12"><text:tab/>- Créer un jingle sonore pour le projet.</text:p>
      <text:p text:style-name="P2"/>
      <text:p text:style-name="P8"><text:s/></text:p>
      <text:p text:style-name="P9"/>
      <text:p text:style-name="P10">Ce qui nous a convenu dans les « mini-projets » :</text:p>
      <text:p text:style-name="P9"/>
      <text:list xml:id="list8903928687589310603" text:style-name="L2">
        <text:list-item>
          <text:list>
            <text:list-item>
              <text:p text:style-name="P16">Le travail en groupe est très intéressant car il permet à chacun de travailler sa spécialité et de l'appliquer à un projet professionnel concret.</text:p>
            </text:list-item>
            <text:list-item>
              <text:p text:style-name="P16">Le projet professionnel est en lui-même un projet très intéressant car les étudiants mettent en œuvre toutes les compétences qu'ils ont appris au cours de leur première année.</text:p>
            </text:list-item>
            <text:list-item>
              <text:p text:style-name="P16">Le travail en groupe a également renforcé les liens entre les membres du groupe grâce à une bonne communication, une entraide et tout ça dans la joie et dans la bonne humeur ! Il est important de se sentir bien dans son équipe afin de s'épanouir dans son travail.</text:p>
            </text:list-item>
          </text:list>
        </text:list-item>
      </text:list>
      <text:p text:style-name="P2"/>
      <text:p text:style-name="Standard"/>
      <text:p text:style-name="P10">Ce qui nous semble intéressant à suggérer :</text:p>
      <text:p text:style-name="P9"/>
      <text:list xml:id="list510711518818538463" text:style-name="L3">
        <text:list-item>
          <text:p text:style-name="P17">Il faudrait peut-être moins espacer les heures de projet pour qu'il y ait une bonne continuité dans notre travail à chaque séance.</text:p>
        </text:list-item>
        <text:list-item>
          <text:p text:style-name="P17">Certains cours (comme le HTML ou le CSS) sont donnés en tout début d'année, il faut donc revoir une partie de ces cours lors de leur application au projet car certaines compétences ont été oubliées entre temps.</text:p>
        </text:list-item>
      </text:list>
      <text:p text:style-name="Standard"/>
      <text:p text:style-name="Standard"/>
      <text:p text:style-name="P10">Sentiments individuels de chaque membre :</text:p>
      <text:p text:style-name="P9"/>
      <text:p text:style-name="P9"/>
      <text:p text:style-name="P5">Alizée GASQUET </text:p>
      <text:p text:style-name="P3"/>
      <text:p text:style-name="P4"><text:tab/>Pour moi, le mini-projet nous a servi de base pour les projets de l'année prochaine. Il était très intéressant de travailler ce projet d'une part pour apprendre à travailler en équipe comme dans une mini entreprise, d'autre part car il s'agit de mettre en application tout ce que nous avons appris en SRC cette année. C'est un bon travail pour savoir à quoi sert concrètement notre IUT. Le travail en groupe s'est globalement bien déroulé et le travail fourni est de bonne qualité.</text:p>
      <text:p text:style-name="P3"/>
      <text:p text:style-name="P3"/>
      <text:p text:style-name="P5">Lucas UZAN</text:p>
      <text:p text:style-name="P4"/>
      <text:p text:style-name="P4"><text:tab/>Le mini-projet m'a permis de comprendre et d'appliquer ce que j'ai appris depuis le début de l'année dans une situation qui aurait pu être réalisé sur le marché web d'aujourd'hui. Il m'a également permis de mettre en place un projet en groupe en mettant ainsi en avant l'organisation et <text:soft-page-break/>la communication. Le déroulement et le résultat de notre travail m'a grandement motivé pour le projet de notre deuxième année.</text:p>
      <text:p text:style-name="P3"/>
      <text:p text:style-name="P3"/>
      <text:p text:style-name="P3"/>
      <text:p text:style-name="P3"/>
      <text:p text:style-name="P3"/>
      <text:p text:style-name="P13">Sébastien SOTO</text:p>
      <text:p text:style-name="Standard"/>
      <text:p text:style-name="Standard">Ce travail de groupe a été pour ma part le moyen de concrétiser toutes les choses que j'ai pu apprendre durant cette première année à SRC, il a été de même extrêmement intéressant de travailler en groupe, chose à laquelle j'ai du apprendre à m'adapter. Cette expérience a d'autant plus attisé ma volonté de continuer dans la voie du développement web et de la communication. Ce mini-projet m'a donc donné un avant-goût de ce que pourrait être un projet professionnel au sein d'une véritable équipe.</text:p>
      <text:p text:style-name="Standard"/>
      <text:p text:style-name="Standard"/>
      <text:p text:style-name="P13">Ivan DUPONT</text:p>
      <text:p text:style-name="P13"/>
      <text:p text:style-name="P14"><text:tab/> <text:span text:style-name="T1">Le travail en groupe s'est bien passé, ce mini-projet m'a permis de mieux comprendre comment mettre en place un travail conséquent. Cela m'a aussi permis de savoir à quoi m'attendre pour le projet de l'année prochaine. L'organisation et la cohérence du groupe fut à la hauteur de ce que l'on attendait, j'ai personnellement apprécié le fait de faire des choses que j'aime bien dans la vie et de l'intégrer dans ce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8:17:54.30</meta:creation-date>
    <meta:editing-duration>PT1H9M37S</meta:editing-duration>
    <meta:editing-cycles>8</meta:editing-cycles>
    <meta:generator>OpenOffice.org/3.4.1$Win32 OpenOffice.org_project/341m1$Build-9593</meta:generator>
    <dc:date>2013-05-23T19:29:10.84</dc:date>
    <meta:document-statistic meta:table-count="0" meta:image-count="0" meta:object-count="0" meta:page-count="3" meta:paragraph-count="50" meta:word-count="790" meta:character-count="4501"/>
  </office:meta>
</office:document-meta>
</file>